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Steuerbefehle" style:family="table">
      <style:table-properties style:width="11.589cm" table:align="left"/>
    </style:style>
    <style:style style:name="Steuerbefehle.A" style:family="table-column">
      <style:table-column-properties style:column-width="2.011cm"/>
    </style:style>
    <style:style style:name="Steuerbefehle.B" style:family="table-column">
      <style:table-column-properties style:column-width="9.578cm"/>
    </style:style>
    <style:style style:name="Steuerbefehle.A1" style:family="table-cell">
      <style:table-cell-properties fo:padding="0.097cm" fo:border-left="0.05pt solid #000000" fo:border-right="none" fo:border-top="0.05pt solid #000000" fo:border-bottom="0.05pt solid #000000"/>
    </style:style>
    <style:style style:name="Steuerbefehle.B1" style:family="table-cell">
      <style:table-cell-properties fo:padding="0.097cm" fo:border="0.05pt solid #000000"/>
    </style:style>
    <style:style style:name="Steuerbefehle.A2" style:family="table-cell">
      <style:table-cell-properties fo:padding="0.097cm" fo:border-left="0.05pt solid #000000" fo:border-right="none" fo:border-top="none" fo:border-bottom="0.05pt solid #000000"/>
    </style:style>
    <style:style style:name="Steuerbefehle.B2" style:family="table-cell">
      <style:table-cell-properties fo:padding="0.097cm" fo:border-left="0.05pt solid #000000" fo:border-right="0.05pt solid #000000" fo:border-top="none" fo:border-bottom="0.05pt solid #000000"/>
    </style:style>
    <style:style style:name="Header" style:family="table">
      <style:table-properties style:width="17.013cm" fo:margin-left="0cm" table:align="left"/>
    </style:style>
    <style:style style:name="Header.A" style:family="table-column">
      <style:table-column-properties style:column-width="2.487cm"/>
    </style:style>
    <style:style style:name="Header.B" style:family="table-column">
      <style:table-column-properties style:column-width="2.011cm"/>
    </style:style>
    <style:style style:name="Header.C" style:family="table-column">
      <style:table-column-properties style:column-width="12.515cm"/>
    </style:style>
    <style:style style:name="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Header.C1" style:family="table-cell">
      <style:table-cell-properties fo:padding="0.097cm" fo:border="0.05pt solid #000000"/>
    </style:style>
    <style:style style:name="Header.A2" style:family="table-cell">
      <style:table-cell-properties fo:padding="0.097cm" fo:border-left="0.05pt solid #000000" fo:border-right="none" fo:border-top="none" fo:border-bottom="0.05pt solid #000000"/>
    </style:style>
    <style:style style:name="Header.C2" style:family="table-cell">
      <style:table-cell-properties fo:padding="0.097cm" fo:border-left="0.05pt solid #000000" fo:border-right="0.05pt solid #000000" fo:border-top="none" fo:border-bottom="0.05pt solid #000000"/>
    </style:style>
    <style:style style:name="Datenblock" style:family="table">
      <style:table-properties style:width="17.013cm" fo:margin-left="0cm" table:align="left"/>
    </style:style>
    <style:style style:name="Datenblock.A" style:family="table-column">
      <style:table-column-properties style:column-width="2.487cm"/>
    </style:style>
    <style:style style:name="Datenblock.B" style:family="table-column">
      <style:table-column-properties style:column-width="2.011cm"/>
    </style:style>
    <style:style style:name="Datenblock.C" style:family="table-column">
      <style:table-column-properties style:column-width="12.515cm"/>
    </style:style>
    <style:style style:name="Datenblock.A1" style:family="table-cell">
      <style:table-cell-properties fo:padding="0.097cm" fo:border-left="0.05pt solid #000000" fo:border-right="none" fo:border-top="0.05pt solid #000000" fo:border-bottom="0.05pt solid #000000"/>
    </style:style>
    <style:style style:name="Datenblock.C1" style:family="table-cell">
      <style:table-cell-properties fo:padding="0.097cm" fo:border="0.05pt solid #000000"/>
    </style:style>
    <style:style style:name="Datenblock.A2" style:family="table-cell">
      <style:table-cell-properties fo:padding="0.097cm" fo:border-left="0.05pt solid #000000" fo:border-right="none" fo:border-top="none" fo:border-bottom="0.05pt solid #000000"/>
    </style:style>
    <style:style style:name="Datenblock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2416b" officeooo:paragraph-rsid="0012416b"/>
    </style:style>
    <style:style style:name="P2" style:family="paragraph" style:parent-style-name="Text_20_body">
      <style:text-properties officeooo:rsid="0012416b" officeooo:paragraph-rsid="0012af56"/>
    </style:style>
    <style:style style:name="P3" style:family="paragraph" style:parent-style-name="Text_20_body">
      <style:text-properties officeooo:paragraph-rsid="0012416b"/>
    </style:style>
    <style:style style:name="P4" style:family="paragraph" style:parent-style-name="Heading_20_1">
      <style:text-properties officeooo:rsid="0012416b" officeooo:paragraph-rsid="0012416b"/>
    </style:style>
    <style:style style:name="P5" style:family="paragraph" style:parent-style-name="Heading_20_1">
      <style:text-properties officeooo:rsid="0012af56" officeooo:paragraph-rsid="0012af56"/>
    </style:style>
    <style:style style:name="P6" style:family="paragraph" style:parent-style-name="Table_20_Contents">
      <style:text-properties officeooo:rsid="0012416b" officeooo:paragraph-rsid="0012416b"/>
    </style:style>
    <style:style style:name="P7" style:family="paragraph" style:parent-style-name="Table_20_Contents">
      <style:text-properties officeooo:rsid="0012af56" officeooo:paragraph-rsid="0012af56"/>
    </style:style>
    <style:style style:name="P8" style:family="paragraph" style:parent-style-name="Footer">
      <style:text-properties officeooo:rsid="0012af56" officeooo:paragraph-rsid="0012af56"/>
    </style:style>
    <style:style style:name="T1" style:family="text">
      <style:text-properties officeooo:rsid="00137e66"/>
    </style:style>
    <style:style style:name="T2" style:family="text">
      <style:text-properties officeooo:rsid="0013cf2b"/>
    </style:style>
    <style:style style:name="T3" style:family="text">
      <style:text-properties officeooo:rsid="0014c9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tokoll der <text:span text:style-name="T2">S</text:span>eriellen Schnit<text:span text:style-name="T1">t</text:span>stelle</text:p>
      <text:p text:style-name="Text_20_body"/>
      <text:h text:style-name="P4" text:outline-level="1">Protokoll</text:h>
      <table:table table:name="Steuerbefehle" table:style-name="Steuerbefehle">
        <table:table-column table:style-name="Steuerbefehle.A"/>
        <table:table-column table:style-name="Steuerbefehle.B"/>
        <table:table-row>
          <table:table-cell table:style-name="Steuerbefehle.A1" office:value-type="string">
            <text:p text:style-name="P6">Wert</text:p>
          </table:table-cell>
          <table:table-cell table:style-name="Steuerbefehle.B1" office:value-type="string">
            <text:p text:style-name="P6">Beschreibung</text:p>
          </table:table-cell>
        </table:table-row>
        <table:table-row>
          <table:table-cell table:style-name="Steuerbefehle.A2" office:value-type="string">
            <text:p text:style-name="P6">0xFF</text:p>
          </table:table-cell>
          <table:table-cell table:style-name="Steuerbefehle.B2" office:value-type="string">
            <text:p text:style-name="P6">Synchronisation</text:p>
          </table:table-cell>
        </table:table-row>
        <table:table-row>
          <table:table-cell table:style-name="Steuerbefehle.A2" office:value-type="string">
            <text:p text:style-name="P6">0x01</text:p>
          </table:table-cell>
          <table:table-cell table:style-name="Steuerbefehle.B2" office:value-type="string">
            <text:p text:style-name="P6">Start der Daten</text:p>
          </table:table-cell>
        </table:table-row>
        <table:table-row>
          <table:table-cell table:style-name="Steuerbefehle.A2" office:value-type="string">
            <text:p text:style-name="P6">0x02</text:p>
          </table:table-cell>
          <table:table-cell table:style-name="Steuerbefehle.B2" office:value-type="string">
            <text:p text:style-name="P6">Erfolgreiche Datenübertragung</text:p>
          </table:table-cell>
        </table:table-row>
        <table:table-row>
          <table:table-cell table:style-name="Steuerbefehle.A2" office:value-type="string">
            <text:p text:style-name="P6">0x03</text:p>
          </table:table-cell>
          <table:table-cell table:style-name="Steuerbefehle.B2" office:value-type="string">
            <text:p text:style-name="P6">Fehlerhafte Datenübertragung</text:p>
          </table:table-cell>
        </table:table-row>
        <table:table-row>
          <table:table-cell table:style-name="Steuerbefehle.A2" office:value-type="string">
            <text:p text:style-name="P6">0x04</text:p>
          </table:table-cell>
          <table:table-cell table:style-name="Steuerbefehle.B2" office:value-type="string">
            <text:p text:style-name="P6">Fehler einer Maschine (Stoppt die andere)</text:p>
          </table:table-cell>
        </table:table-row>
        <table:table-row>
          <table:table-cell table:style-name="Steuerbefehle.A2" office:value-type="string">
            <text:p text:style-name="P6">0x05</text:p>
          </table:table-cell>
          <table:table-cell table:style-name="Steuerbefehle.B2" office:value-type="string">
            <text:p text:style-name="P6">Fehler einer Maschine behoben (Setzt betrieb fort)</text:p>
          </table:table-cell>
        </table:table-row>
      </table:table>
      <text:p text:style-name="P3"/>
      <text:p text:style-name="P1">Anmerkungen:</text:p>
      <text:p text:style-name="P1">Während einer Datenübertragung kann keine Synchronisation erfolgen. Sollte der Empfänger eines Datenblocks mit `0x03` antworten, dann sendet der Sender wieder `0x01` und die Daten.</text:p>
      <text:p text:style-name="P1"/>
      <text:h text:style-name="P4" text:outline-level="1">Header</text:h>
      <table:table table:name="Header" table:style-name="Header">
        <table:table-column table:style-name="Header.A"/>
        <table:table-column table:style-name="Header.B"/>
        <table:table-column table:style-name="Header.C"/>
        <table:table-row>
          <table:table-cell table:style-name="Header.A1" office:value-type="string">
            <text:p text:style-name="P6">Name</text:p>
          </table:table-cell>
          <table:table-cell table:style-name="Header.A1" office:value-type="string">
            <text:p text:style-name="P6">Größe in Byte</text:p>
          </table:table-cell>
          <table:table-cell table:style-name="Header.C1" office:value-type="string">
            <text:p text:style-name="P6">Beschreibung</text:p>
          </table:table-cell>
        </table:table-row>
        <table:table-row>
          <table:table-cell table:style-name="Header.A2" office:value-type="string">
            <text:p text:style-name="P7">Version</text:p>
          </table:table-cell>
          <table:table-cell table:style-name="Header.A2" office:value-type="string">
            <text:p text:style-name="P7">1</text:p>
          </table:table-cell>
          <table:table-cell table:style-name="Header.C2" office:value-type="string">
            <text:p text:style-name="P7">Protokoll Version / Gilt auch für Header</text:p>
          </table:table-cell>
        </table:table-row>
        <table:table-row>
          <table:table-cell table:style-name="Header.A2" office:value-type="string">
            <text:p text:style-name="P6">Größe</text:p>
          </table:table-cell>
          <table:table-cell table:style-name="Header.A2" office:value-type="string">
            <text:p text:style-name="P6">1</text:p>
          </table:table-cell>
          <table:table-cell table:style-name="Header.C2" office:value-type="string">
            <text:p text:style-name="P6">Anzahl der Bytes die im Header folgen</text:p>
          </table:table-cell>
        </table:table-row>
      </table:table>
      <text:p text:style-name="P1"/>
      <text:h text:style-name="P5" text:outline-level="1">Datenblock</text:h>
      <table:table table:name="Datenblock" table:style-name="Datenblock">
        <table:table-column table:style-name="Datenblock.A"/>
        <table:table-column table:style-name="Datenblock.B"/>
        <table:table-column table:style-name="Datenblock.C"/>
        <table:table-row>
          <table:table-cell table:style-name="Datenblock.A1" office:value-type="string">
            <text:p text:style-name="P7">Name</text:p>
          </table:table-cell>
          <table:table-cell table:style-name="Datenblock.A1" office:value-type="string">
            <text:p text:style-name="P7">Größe in Byte</text:p>
          </table:table-cell>
          <table:table-cell table:style-name="Datenblock.C1" office:value-type="string">
            <text:p text:style-name="P7">Beschreibung</text:p>
          </table:table-cell>
        </table:table-row>
        <table:table-row>
          <table:table-cell table:style-name="Datenblock.A2" office:value-type="string">
            <text:p text:style-name="P6">ID</text:p>
          </table:table-cell>
          <table:table-cell table:style-name="Datenblock.A2" office:value-type="string">
            <text:p text:style-name="P6">1</text:p>
          </table:table-cell>
          <table:table-cell table:style-name="Datenblock.C2" office:value-type="string">
            <text:p text:style-name="P6">ID des Tokens (Sollte 0xFF erreicht werden, ist der nachfolgende 0x00)</text:p>
          </table:table-cell>
        </table:table-row>
        <table:table-row>
          <table:table-cell table:style-name="Datenblock.A2" office:value-type="string">
            <text:p text:style-name="P6">TYP</text:p>
          </table:table-cell>
          <table:table-cell table:style-name="Datenblock.A2" office:value-type="string">
            <text:p text:style-name="P6">1</text:p>
          </table:table-cell>
          <table:table-cell table:style-name="Datenblock.C2" office:value-type="string">
            <text:p text:style-name="P6">Typ des Tokens (kunststoff, metall, etc.)</text:p>
          </table:table-cell>
        </table:table-row>
        <table:table-row>
          <table:table-cell table:style-name="Datenblock.A2" office:value-type="string">
            <text:p text:style-name="P6">Höhenwert A</text:p>
          </table:table-cell>
          <table:table-cell table:style-name="Datenblock.A2" office:value-type="string">
            <text:p text:style-name="P6">2</text:p>
          </table:table-cell>
          <table:table-cell table:style-name="Datenblock.C2" office:value-type="string">
            <text:p text:style-name="P6">Wert der ersten Höhenmessung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2af56" officeooo:paragraph-rsid="0012af56"/>
    </style:style>
    <style:style style:name="MT1" style:family="text">
      <style:text-properties officeooo:rsid="0014c90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2 – Gruppe 2.3 – <text:span text:style-name="MT1">Protokoll Serielle Schnittstelle – Marian Trieb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 </meta:initial-creator>
    <meta:creation-date>2014-10-12T22:23:56.847216306</meta:creation-date>
    <dc:date>2014-10-12T22:48:33.740107683</dc:date>
    <dc:creator>marian </dc:creator>
    <meta:editing-duration>PT9M24S</meta:editing-duration>
    <meta:editing-cycles>5</meta:editing-cycles>
    <meta:generator>LibreOffice/4.2.6.3$Linux_X86_64 LibreOffice_project/420$Build-3</meta:generator>
    <meta:document-statistic meta:table-count="3" meta:image-count="0" meta:object-count="0" meta:page-count="1" meta:paragraph-count="42" meta:word-count="125" meta:character-count="846" meta:non-whitespace-character-count="760"/>
  </office:meta>
</office:document-meta>
</file>